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center" style:justify-single-word="false"/>
      <style:text-properties fo:font-size="22pt" officeooo:rsid="000f3976" officeooo:paragraph-rsid="000f3976" style:font-size-asian="22pt" style:font-size-complex="22pt"/>
    </style:style>
    <style:style style:name="P2" style:family="paragraph" style:parent-style-name="Standard">
      <style:paragraph-properties fo:text-align="center" style:justify-single-word="false"/>
      <style:text-properties fo:font-size="22pt" officeooo:rsid="000f3976" officeooo:paragraph-rsid="000f3976" style:font-size-asian="22pt" style:font-size-complex="22pt"/>
    </style:style>
    <style:style style:name="P3" style:family="paragraph" style:parent-style-name="Standard">
      <style:paragraph-properties fo:text-align="center" style:justify-single-word="false"/>
      <style:text-properties officeooo:rsid="000d590c" officeooo:paragraph-rsid="000d590c"/>
    </style:style>
    <style:style style:name="P4" style:family="paragraph" style:parent-style-name="Standard">
      <style:paragraph-properties fo:text-align="center" style:justify-single-word="false" fo:break-before="page"/>
      <style:text-properties officeooo:rsid="000d590c" officeooo:paragraph-rsid="000d590c"/>
    </style:style>
    <style:style style:name="P5" style:family="paragraph" style:parent-style-name="Text_20_body">
      <style:paragraph-properties fo:text-align="center" style:justify-single-word="false"/>
      <style:text-properties officeooo:rsid="000d590c" officeooo:paragraph-rsid="000d590c"/>
    </style:style>
    <style:style style:name="P6" style:family="paragraph" style:parent-style-name="Standard">
      <style:paragraph-properties fo:text-align="center" style:justify-single-word="false"/>
      <style:text-properties fo:font-size="12pt" officeooo:rsid="000f3976" officeooo:paragraph-rsid="000f3976" style:font-size-asian="12pt" style:font-size-complex="12pt"/>
    </style:style>
    <style:style style:name="P7" style:family="paragraph" style:parent-style-name="Standard">
      <style:paragraph-properties fo:text-align="center" style:justify-single-word="false"/>
      <style:text-properties fo:font-size="12pt" officeooo:rsid="00149a0b" officeooo:paragraph-rsid="00149a0b" style:font-size-asian="12pt" style:font-size-complex="12pt"/>
    </style:style>
    <style:style style:name="P8" style:family="paragraph" style:parent-style-name="Standard">
      <style:paragraph-properties fo:text-align="center" style:justify-single-word="false"/>
      <style:text-properties fo:font-size="9pt" officeooo:rsid="00141ac5" officeooo:paragraph-rsid="00141ac5" style:font-size-asian="9pt" style:font-size-complex="9pt"/>
    </style:style>
    <style:style style:name="P9" style:family="paragraph" style:parent-style-name="Standard">
      <style:paragraph-properties fo:text-align="center" style:justify-single-word="false" fo:break-before="page"/>
      <style:text-properties fo:font-size="9pt" officeooo:rsid="00141ac5" officeooo:paragraph-rsid="00141ac5" style:font-size-asian="9pt" style:font-size-complex="9pt"/>
    </style:style>
    <style:style style:name="P10" style:family="paragraph" style:parent-style-name="Standard">
      <style:paragraph-properties fo:text-align="center" style:justify-single-word="false"/>
      <style:text-properties officeooo:rsid="001aa74a" officeooo:paragraph-rsid="001aa74a"/>
    </style:style>
    <style:style style:name="P11" style:family="paragraph" style:parent-style-name="Standard">
      <style:paragraph-properties fo:text-align="center" style:justify-single-word="false"/>
      <style:text-properties fo:font-size="9pt" officeooo:rsid="00141ac5" officeooo:paragraph-rsid="000d590c" style:font-size-asian="9pt" style:font-size-complex="9pt"/>
    </style:style>
    <style:style style:name="P12" style:family="paragraph" style:parent-style-name="Standard">
      <style:paragraph-properties fo:text-align="center" style:justify-single-word="false" fo:break-before="page"/>
      <style:text-properties fo:font-size="9pt" officeooo:rsid="00141ac5" officeooo:paragraph-rsid="000d590c" style:font-size-asian="9pt" style:font-size-complex="9pt"/>
    </style:style>
    <style:style style:name="T1" style:family="text">
      <style:text-properties officeooo:rsid="0017e409"/>
    </style:style>
    <style:style style:name="T2" style:family="text">
      <style:text-properties officeooo:rsid="001ca35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User Authentication API – Login Endpoint Documentation</text:p>
      <text:p text:style-name="P11"/>
      <text:p text:style-name="P11">📌 Overview <text:s/></text:p>
      <text:p text:style-name="P11">This endpoint allows a user to log in by providing their `nickname` and `password`. If the credentials are valid, an access token (JWT) and refresh token are generated and returned.</text:p>
      <text:p text:style-name="P11"/>
      <text:p text:style-name="P11">📥 Request</text:p>
      <text:p text:style-name="P11"/>
      <text:p text:style-name="P11">Endpoint: <text:s/></text:p>
      <text:p text:style-name="P11">POST /login.php</text:p>
      <text:p text:style-name="P11"/>
      <text:p text:style-name="P11">Headers:</text:p>
      <text:p text:style-name="P11">Content-Type: application/json</text:p>
      <text:p text:style-name="P11"/>
      <text:p text:style-name="P11">Body (JSON):</text:p>
      <text:p text:style-name="P11">{</text:p>
      <text:p text:style-name="P11"><text:s text:c="2"/>"nickname": "johndoe",</text:p>
      <text:p text:style-name="P11"><text:s text:c="2"/>"password": "securepassword"</text:p>
      <text:p text:style-name="P11">}</text:p>
      <text:p text:style-name="P11"/>
      <text:p text:style-name="P11">📤 Response (Success 200 OK)</text:p>
      <text:p text:style-name="P11"/>
      <text:p text:style-name="P11">Example JSON:</text:p>
      <text:p text:style-name="P11">{</text:p>
      <text:p text:style-name="P11"><text:s text:c="2"/>"access_token": "&lt;access_token&gt;",</text:p>
      <text:p text:style-name="P11"><text:s text:c="2"/>"refresh_token": "&lt;refresh_token&gt;",</text:p>
      <text:p text:style-name="P11"><text:s text:c="2"/>"expires_in": 3600</text:p>
      <text:p text:style-name="P11">}</text:p>
      <text:p text:style-name="P11"/>
      <text:p text:style-name="P11">❌ Error Responses</text:p>
      <text:p text:style-name="P11"/>
      <text:p text:style-name="P11">Missing Fields 400 Bad Request:</text:p>
      <text:p text:style-name="P11">{</text:p>
      <text:p text:style-name="P11"><text:s text:c="2"/>"error": "nickname and password required"</text:p>
      <text:p text:style-name="P11">}</text:p>
      <text:p text:style-name="P11"/>
      <text:p text:style-name="P11">Invalid Credentials 401 Unauthorized:</text:p>
      <text:p text:style-name="P11">{</text:p>
      <text:p text:style-name="P11"><text:s text:c="2"/>"error": "Invalid nickname or password"</text:p>
      <text:p text:style-name="P11">}</text:p>
      <text:p text:style-name="P11"/>
      <text:p text:style-name="P11">🔧 Dependencies</text:p>
      <text:p text:style-name="P11"/>
      <text:p text:style-name="P11">Required files:</text:p>
      <text:p text:style-name="P11">- config/config.php → Provides the `$conn` (PDO database connection)</text:p>
      <text:p text:style-name="P11">- secret.php → Contains `jwtSecretKey` and `refreshTokenSecret`</text:p>
      <text:p text:style-name="P11">- vendor/autoload.php → Includes the JWT library for encoding the tokens</text:p>
      <text:p text:style-name="P11">- Firebase\JWT\JWT → Library for working with JSON Web Tokens</text:p>
      <text:p text:style-name="P11"/>
      <text:p text:style-name="P11">Other headers:</text:p>
      <text:p text:style-name="P11">- Access-Control-Allow-Origin: *</text:p>
      <text:p text:style-name="P11">- Access-Control-Allow-Headers: Content-Type</text:p>
      <text:p text:style-name="P11">- Content-Type: application/json</text:p>
      <text:p text:style-name="P11"/>
      <text:p text:style-name="P11">💡 Notes</text:p>
      <text:p text:style-name="P11"/>
      <text:p text:style-name="P11">- The access token is valid for 1 hour and is used to authenticate subsequent requests.</text:p>
      <text:p text:style-name="P11">- The refresh token is valid for 7 days and can be used to obtain a new access token after it expires.</text:p>
      <text:p text:style-name="P11">- The password is hashed and compared using PHP’s `password_verify()` function.</text:p>
      <text:p text:style-name="P11">- Ensure proper handling and storage of both the access and refresh tokens in your client application.</text:p>
      <text:p text:style-name="P12">👤 User Registration API – Endpoint Documentation</text:p>
      <text:p text:style-name="P11"/>
      <text:p text:style-name="P11">📌 Overview</text:p>
      <text:p text:style-name="P11">This PHP script handles user registration. It validates and sanitizes the input, checks for duplicate emails or nicknames, hashes the password, and inserts a new user into the database.</text:p>
      <text:p text:style-name="P11"/>
      <text:p text:style-name="P11">📥 Request</text:p>
      <text:p text:style-name="P11"/>
      <text:p text:style-name="P11">Endpoint: <text:s/></text:p>
      <text:p text:style-name="P11">POST /register.php</text:p>
      <text:p text:style-name="P11"/>
      <text:p text:style-name="P11">Headers:</text:p>
      <text:p text:style-name="P11">Content-Type: application/json</text:p>
      <text:p text:style-name="P11"/>
      <text:p text:style-name="P11">Body (JSON):</text:p>
      <text:p text:style-name="P11">{</text:p>
      <text:p text:style-name="P11"><text:s text:c="2"/>"nickname": "johndoe",</text:p>
      <text:p text:style-name="P11"><text:s text:c="2"/>"email": "john@example.com",</text:p>
      <text:p text:style-name="P11"><text:s text:c="2"/>"password": "securepassword"</text:p>
      <text:p text:style-name="P11">}</text:p>
      <text:p text:style-name="P11"/>
      <text:p text:style-name="P11">📤 Response (Success 201 Created)</text:p>
      <text:p text:style-name="P11"/>
      <text:p text:style-name="P11">Example JSON:</text:p>
      <text:p text:style-name="P11">{</text:p>
      <text:p text:style-name="P11"><text:s text:c="2"/>"success": "User registered successfully"</text:p>
      <text:p text:style-name="P11">}</text:p>
      <text:p text:style-name="P11"/>
      <text:p text:style-name="P11">❌ Error Responses</text:p>
      <text:p text:style-name="P11"/>
      <text:p text:style-name="P11">Missing Fields 400 Bad Request:</text:p>
      <text:p text:style-name="P11">{</text:p>
      <text:p text:style-name="P11"><text:s text:c="2"/>"error": "All fields (nickname, email, password) are required"</text:p>
      <text:p text:style-name="P11">}</text:p>
      <text:p text:style-name="P11"/>
      <text:p text:style-name="P11">Invalid Email Format 400 Bad Request:</text:p>
      <text:p text:style-name="P11">{</text:p>
      <text:p text:style-name="P11"><text:s text:c="2"/>"error": "Invalid email format"</text:p>
      <text:p text:style-name="P11">}</text:p>
      <text:p text:style-name="P11"/>
      <text:p text:style-name="P11">Email Already Exists 409 Conflict:</text:p>
      <text:p text:style-name="P11">{</text:p>
      <text:p text:style-name="P11"><text:s text:c="2"/>"error": "Email already registered"</text:p>
      <text:p text:style-name="P11">}</text:p>
      <text:p text:style-name="P11"/>
      <text:p text:style-name="P11">Nickname Already Taken 409 Conflict:</text:p>
      <text:p text:style-name="P11">{</text:p>
      <text:p text:style-name="P11"><text:s text:c="2"/>"error": "Nickname already taken"</text:p>
      <text:p text:style-name="P11">}</text:p>
      <text:p text:style-name="P11"/>
      <text:p text:style-name="P11">Database Error 500 Internal Server Error:</text:p>
      <text:p text:style-name="P11">{</text:p>
      <text:p text:style-name="P11"><text:s text:c="2"/>"error": "Error inserting user into database"</text:p>
      <text:p text:style-name="P11">}</text:p>
      <text:p text:style-name="P11"/>
      <text:p text:style-name="P11">🔧 Dependencies</text:p>
      <text:p text:style-name="P11"/>
      <text:p text:style-name="P11">Required files:</text:p>
      <text:p text:style-name="P11">- config/config.php → Provides the $conn (PDO database connection)</text:p>
      <text:p text:style-name="P11"/>
      <text:p text:style-name="P11">Other headers and settings:</text:p>
      <text:p text:style-name="P11">- Access-Control-Allow-Origin: *</text:p>
      <text:p text:style-name="P11">- Access-Control-Allow-Headers: Content-Type</text:p>
      <text:p text:style-name="P11">- Access-Control-Allow-Methods: POST</text:p>
      <text:p text:style-name="P11">- Content-Type: application/json</text:p>
      <text:p text:style-name="P11"/>
      <text:p text:style-name="P11">💡 Notes</text:p>
      <text:p text:style-name="P11"/>
      <text:p text:style-name="P11">- Passwords are hashed using PHP’s `password_hash()` with default bcrypt settings.</text:p>
      <text:p text:style-name="P11">- Duplicate checks are performed using prepared statements for both email and nickname.</text:p>
      <text:p text:style-name="P11"><text:soft-page-break/>- SQL injection protection is in place via prepared statements.</text:p>
      <text:p text:style-name="P12">📝 Create Quiz API – Endpoint Documentation</text:p>
      <text:p text:style-name="P11"/>
      <text:p text:style-name="P11">📌 Overview <text:s/></text:p>
      <text:p text:style-name="P11">This endpoint allows an authenticated user to create a new quiz with a title and a list of multiple-choice questions. JWT-based authorization is required.</text:p>
      <text:p text:style-name="P11"/>
      <text:p text:style-name="P11">🔐 Authentication <text:s/></text:p>
      <text:p text:style-name="P11">Requires a valid JWT token in the `Authorization` header:</text:p>
      <text:p text:style-name="P11">Authorization: Bearer &lt;access_token&gt;</text:p>
      <text:p text:style-name="P11"/>
      <text:p text:style-name="P11">📥 Request</text:p>
      <text:p text:style-name="P11"/>
      <text:p text:style-name="P11">Endpoint: <text:s/></text:p>
      <text:p text:style-name="P11">POST /create-quiz.php</text:p>
      <text:p text:style-name="P11"/>
      <text:p text:style-name="P11">Headers:</text:p>
      <text:p text:style-name="P11">Content-Type: application/json <text:s/></text:p>
      <text:p text:style-name="P11">Authorization: Bearer &lt;access_token&gt;</text:p>
      <text:p text:style-name="P11"/>
      <text:p text:style-name="P11">Body (JSON):</text:p>
      <text:p text:style-name="P11">{</text:p>
      <text:p text:style-name="P11"><text:s text:c="2"/>"title": "Sample Quiz Title",</text:p>
      <text:p text:style-name="P11"><text:s text:c="2"/>"questions": [</text:p>
      <text:p text:style-name="P11"><text:s text:c="4"/>{</text:p>
      <text:p text:style-name="P11"><text:s text:c="6"/>"question": "What is 2 + 2?",</text:p>
      <text:p text:style-name="P11"><text:s text:c="6"/>"a": "3",</text:p>
      <text:p text:style-name="P11"><text:s text:c="6"/>"b": "4",</text:p>
      <text:p text:style-name="P11"><text:s text:c="6"/>"c": "5",</text:p>
      <text:p text:style-name="P11"><text:s text:c="6"/>"d": "6",</text:p>
      <text:p text:style-name="P11"><text:s text:c="6"/>"answer": "b"</text:p>
      <text:p text:style-name="P11"><text:s text:c="4"/>},</text:p>
      <text:p text:style-name="P11"><text:s text:c="4"/>{</text:p>
      <text:p text:style-name="P11"><text:s text:c="6"/>"question": "Capital of France?",</text:p>
      <text:p text:style-name="P11"><text:s text:c="6"/>"a": "Berlin",</text:p>
      <text:p text:style-name="P11"><text:s text:c="6"/>"b": "London",</text:p>
      <text:p text:style-name="P11"><text:s text:c="6"/>"c": "Paris",</text:p>
      <text:p text:style-name="P11"><text:s text:c="6"/>"d": "Rome",</text:p>
      <text:p text:style-name="P11"><text:s text:c="6"/>"answer": "c"</text:p>
      <text:p text:style-name="P11"><text:s text:c="4"/>}</text:p>
      <text:p text:style-name="P11"><text:s text:c="2"/>]</text:p>
      <text:p text:style-name="P11">}</text:p>
      <text:p text:style-name="P11"/>
      <text:p text:style-name="P11">✅ Validations</text:p>
      <text:p text:style-name="P11"/>
      <text:p text:style-name="P11">- `title` is required (5–100 characters).</text:p>
      <text:p text:style-name="P11">- `questions` must be an array.</text:p>
      <text:p text:style-name="P11">- Each question must include:</text:p>
      <text:p text:style-name="P11"><text:s text:c="2"/>- `question`, `a`, `b`, `c`, `d`, `answer`</text:p>
      <text:p text:style-name="P11"/>
      <text:p text:style-name="P11">📤 Response (Success 201 Created)</text:p>
      <text:p text:style-name="P11"/>
      <text:p text:style-name="P11">Example JSON:</text:p>
      <text:p text:style-name="P11">{</text:p>
      <text:p text:style-name="P11"><text:s text:c="2"/>"message": "Quiz created successfully",</text:p>
      <text:p text:style-name="P11"><text:s text:c="2"/>"quiz_id": 42</text:p>
      <text:p text:style-name="P11">}</text:p>
      <text:p text:style-name="P11"/>
      <text:p text:style-name="P11">❌ Error Responses</text:p>
      <text:p text:style-name="P11"/>
      <text:p text:style-name="P11">Missing Fields 400 Bad Request:</text:p>
      <text:p text:style-name="P11">{</text:p>
      <text:p text:style-name="P11"><text:s text:c="2"/>"error": "Title and questions are required"</text:p>
      <text:p text:style-name="P11">}</text:p>
      <text:p text:style-name="P11"/>
      <text:p text:style-name="P11">Invalid Title Length 400 Bad Request:</text:p>
      <text:p text:style-name="P11">{</text:p>
      <text:p text:style-name="P11"><text:s text:c="2"/>"error": "Title must be between 5 and 100 characters"</text:p>
      <text:p text:style-name="P11">}</text:p>
      <text:p text:style-name="P11"/>
      <text:p text:style-name="P11">Missing Question Fields 400 Bad Request:</text:p>
      <text:p text:style-name="P11"><text:soft-page-break/>{</text:p>
      <text:p text:style-name="P11"><text:s text:c="2"/>"error": "Question and answer are required"</text:p>
      <text:p text:style-name="P11">}</text:p>
      <text:p text:style-name="P11"/>
      <text:p text:style-name="P11">Questions Not Array 400 Bad Request:</text:p>
      <text:p text:style-name="P11">{</text:p>
      <text:p text:style-name="P11"><text:s text:c="2"/>"error": "Questions must be an array"</text:p>
      <text:p text:style-name="P11">}</text:p>
      <text:p text:style-name="P11"/>
      <text:p text:style-name="P11">Database Error 500 Internal Server Error:</text:p>
      <text:p text:style-name="P11">{</text:p>
      <text:p text:style-name="P11"><text:s text:c="2"/>"error": "Insert failed: &lt;error details&gt;"</text:p>
      <text:p text:style-name="P11">}</text:p>
      <text:p text:style-name="P11"/>
      <text:p text:style-name="P11">🔧 Dependencies</text:p>
      <text:p text:style-name="P11"/>
      <text:p text:style-name="P11">Required:</text:p>
      <text:p text:style-name="P11">- config/config.php → Database connection ($conn)</text:p>
      <text:p text:style-name="P11">- verifyJwt.php → Verifies JWT and populates $user variable</text:p>
      <text:p text:style-name="P11"/>
      <text:p text:style-name="P11">Other headers:</text:p>
      <text:p text:style-name="P11">- Access-Control-Allow-Origin: *</text:p>
      <text:p text:style-name="P11">- Access-Control-Allow-Headers: Content-Type</text:p>
      <text:p text:style-name="P11">- Content-Type: application/json</text:p>
      <text:p text:style-name="P11"/>
      <text:p text:style-name="P11">💡 Notes</text:p>
      <text:p text:style-name="P11"/>
      <text:p text:style-name="P11">- Uses `lastInsertId()` to fetch the quiz ID after insert.</text:p>
      <text:p text:style-name="P11">- Protects against SQL injection via prepared statements.</text:p>
      <text:p text:style-name="P11">- Assumes question options are always provided (a–d).</text:p>
      <text:p text:style-name="P12">📚 Fetch Quiz Questions API – Endpoint Documentation</text:p>
      <text:p text:style-name="P11"/>
      <text:p text:style-name="P11">📌 Overview <text:s/></text:p>
      <text:p text:style-name="P11">This endpoint retrieves all questions for a specific quiz. The client must send a valid quiz ID in the request body. Authorization via JWT is required.</text:p>
      <text:p text:style-name="P11"/>
      <text:p text:style-name="P11">🔐 Authentication <text:s/></text:p>
      <text:p text:style-name="P11">Requires a valid JWT token in the `Authorization` header: <text:s/></text:p>
      <text:p text:style-name="P11">Authorization: Bearer &lt;access_token&gt;</text:p>
      <text:p text:style-name="P11"/>
      <text:p text:style-name="P11">📥 Request</text:p>
      <text:p text:style-name="P11"/>
      <text:p text:style-name="P11">Endpoint: <text:s/></text:p>
      <text:p text:style-name="P11">POST /get-questions.php</text:p>
      <text:p text:style-name="P11"/>
      <text:p text:style-name="P11">Headers:</text:p>
      <text:p text:style-name="P11">Content-Type: application/json <text:s/></text:p>
      <text:p text:style-name="P11">Authorization: Bearer &lt;access_token&gt;</text:p>
      <text:p text:style-name="P11"/>
      <text:p text:style-name="P11">Body (JSON):</text:p>
      <text:p text:style-name="P11">{</text:p>
      <text:p text:style-name="P11"><text:s text:c="2"/>"quiz_id": 42</text:p>
      <text:p text:style-name="P11">}</text:p>
      <text:p text:style-name="P11"/>
      <text:p text:style-name="P11">✅ Validations</text:p>
      <text:p text:style-name="P11"/>
      <text:p text:style-name="P11">- `quiz_id` must be present and numeric.</text:p>
      <text:p text:style-name="P11"/>
      <text:p text:style-name="P11">📤 Response (Success 200 OK)</text:p>
      <text:p text:style-name="P11"/>
      <text:p text:style-name="P11">Example JSON:</text:p>
      <text:p text:style-name="P11">{</text:p>
      <text:p text:style-name="P11"><text:s text:c="2"/>"questions": [</text:p>
      <text:p text:style-name="P11"><text:s text:c="4"/>{</text:p>
      <text:p text:style-name="P11"><text:s text:c="6"/>"question_id": 1,</text:p>
      <text:p text:style-name="P11"><text:s text:c="6"/>"question": "What is 2 + 2?",</text:p>
      <text:p text:style-name="P11"><text:s text:c="6"/>"a": "3",</text:p>
      <text:p text:style-name="P11"><text:s text:c="6"/>"b": "4",</text:p>
      <text:p text:style-name="P11"><text:s text:c="6"/>"c": "5",</text:p>
      <text:p text:style-name="P11"><text:s text:c="6"/>"d": "6"</text:p>
      <text:p text:style-name="P11"><text:s text:c="4"/>},</text:p>
      <text:p text:style-name="P11"><text:s text:c="4"/>{</text:p>
      <text:p text:style-name="P11"><text:s text:c="6"/>"question_id": 2,</text:p>
      <text:p text:style-name="P11"><text:s text:c="6"/>"question": "Capital of France?",</text:p>
      <text:p text:style-name="P11"><text:s text:c="6"/>"a": "Berlin",</text:p>
      <text:p text:style-name="P11"><text:s text:c="6"/>"b": "London",</text:p>
      <text:p text:style-name="P11"><text:s text:c="6"/>"c": "Paris",</text:p>
      <text:p text:style-name="P11"><text:s text:c="6"/>"d": "Rome"</text:p>
      <text:p text:style-name="P11"><text:s text:c="4"/>}</text:p>
      <text:p text:style-name="P11"><text:s text:c="2"/>]</text:p>
      <text:p text:style-name="P11">}</text:p>
      <text:p text:style-name="P11"/>
      <text:p text:style-name="P11">❌ Error Responses</text:p>
      <text:p text:style-name="P11"/>
      <text:p text:style-name="P11">Missing or Invalid quiz_id 400 Bad Request:</text:p>
      <text:p text:style-name="P11">{</text:p>
      <text:p text:style-name="P11"><text:s text:c="2"/>"error": "quiz_id is required and must be numeric"</text:p>
      <text:p text:style-name="P11">}</text:p>
      <text:p text:style-name="P11"/>
      <text:p text:style-name="P11">No Questions Found 404 Not Found:</text:p>
      <text:p text:style-name="P11">{</text:p>
      <text:p text:style-name="P11"><text:s text:c="2"/>"error": "No questions found for this quiz"</text:p>
      <text:p text:style-name="P11">}</text:p>
      <text:p text:style-name="P11"/>
      <text:p text:style-name="P11">Database Error 500 Internal Server Error:</text:p>
      <text:p text:style-name="P11">{</text:p>
      <text:p text:style-name="P11"><text:s text:c="2"/>"error": "Database error: &lt;error details&gt;"</text:p>
      <text:p text:style-name="P11">}</text:p>
      <text:p text:style-name="P11"/>
      <text:p text:style-name="P11">🔧 Dependencies</text:p>
      <text:p text:style-name="P11"><text:soft-page-break/></text:p>
      <text:p text:style-name="P11">Required:</text:p>
      <text:p text:style-name="P11">- config/config.php → Database connection ($conn)</text:p>
      <text:p text:style-name="P11">- verifyJwt.php → Verifies JWT and populates $user variable</text:p>
      <text:p text:style-name="P11"/>
      <text:p text:style-name="P11">Other headers:</text:p>
      <text:p text:style-name="P11">- Access-Control-Allow-Origin: *</text:p>
      <text:p text:style-name="P11">- Access-Control-Allow-Headers: Content-Type</text:p>
      <text:p text:style-name="P11">- Content-Type: application/json</text:p>
      <text:p text:style-name="P11"/>
      <text:p text:style-name="P11">💡 Notes</text:p>
      <text:p text:style-name="P11"/>
      <text:p text:style-name="P11">- Questions are returned without the correct answers.</text:p>
      <text:p text:style-name="P11">- Protects against SQL injection using prepared statements.</text:p>
      <text:p text:style-name="P11">- Returns an empty set with a 404 if no questions are found.</text:p>
      <text:p text:style-name="P12">📋 Get All Quizzes API – Endpoint Documentation</text:p>
      <text:p text:style-name="P11"/>
      <text:p text:style-name="P11">📌 Overview <text:s/></text:p>
      <text:p text:style-name="P11">This endpoint retrieves a list of all available quizzes with their `quiz_id` and `title`. It is typically used to populate quiz lists in the frontend. JWT-based authentication is required.</text:p>
      <text:p text:style-name="P11"/>
      <text:p text:style-name="P11">🔐 Authentication <text:s/></text:p>
      <text:p text:style-name="P11">Requires a valid JWT token in the `Authorization` header: <text:s/></text:p>
      <text:p text:style-name="P11">Authorization: Bearer &lt;access_token&gt;</text:p>
      <text:p text:style-name="P11"/>
      <text:p text:style-name="P11">📥 Request</text:p>
      <text:p text:style-name="P11"/>
      <text:p text:style-name="P11">Endpoint: <text:s/></text:p>
      <text:p text:style-name="P11">GET /get-quizzes.php *(Note: Script currently uses POST-compatible headers but executes a SELECT)*</text:p>
      <text:p text:style-name="P11"/>
      <text:p text:style-name="P11">Headers:</text:p>
      <text:p text:style-name="P11">Content-Type: application/json <text:s/></text:p>
      <text:p text:style-name="P11">Authorization: Bearer &lt;access_token&gt;</text:p>
      <text:p text:style-name="P11"/>
      <text:p text:style-name="P11">📤 Response (Success 200 OK)</text:p>
      <text:p text:style-name="P11"/>
      <text:p text:style-name="P11">Example JSON:</text:p>
      <text:p text:style-name="P11">[</text:p>
      <text:p text:style-name="P11"><text:s text:c="2"/>{</text:p>
      <text:p text:style-name="P11"><text:s text:c="4"/>"quiz_id": 1,</text:p>
      <text:p text:style-name="P11"><text:s text:c="4"/>"title": "General Knowledge Quiz"</text:p>
      <text:p text:style-name="P11"><text:s text:c="2"/>},</text:p>
      <text:p text:style-name="P11"><text:s text:c="2"/>{</text:p>
      <text:p text:style-name="P11"><text:s text:c="4"/>"quiz_id": 2,</text:p>
      <text:p text:style-name="P11"><text:s text:c="4"/>"title": "Science Basics"</text:p>
      <text:p text:style-name="P11"><text:s text:c="2"/>}</text:p>
      <text:p text:style-name="P11">]</text:p>
      <text:p text:style-name="P11"/>
      <text:p text:style-name="P11">❌ Error Response</text:p>
      <text:p text:style-name="P11"/>
      <text:p text:style-name="P11">No Quizzes Found 404 Not Found:</text:p>
      <text:p text:style-name="P11">{</text:p>
      <text:p text:style-name="P11"><text:s text:c="2"/>"error": "No quizzes found"</text:p>
      <text:p text:style-name="P11">}</text:p>
      <text:p text:style-name="P11"/>
      <text:p text:style-name="P11">🔧 Dependencies</text:p>
      <text:p text:style-name="P11"/>
      <text:p text:style-name="P11">Required:</text:p>
      <text:p text:style-name="P11">- config/config.php → Provides database connection ($conn)</text:p>
      <text:p text:style-name="P11">- verifyJwt.php → Validates JWT and populates $user</text:p>
      <text:p text:style-name="P11"/>
      <text:p text:style-name="P11">Other headers:</text:p>
      <text:p text:style-name="P11">- Access-Control-Allow-Origin: *</text:p>
      <text:p text:style-name="P11">- Access-Control-Allow-Headers: Content-Type</text:p>
      <text:p text:style-name="P11">- Content-Type: application/json</text:p>
      <text:p text:style-name="P11"/>
      <text:p text:style-name="P11">💡 Notes</text:p>
      <text:p text:style-name="P11"/>
      <text:p text:style-name="P11">- Returns only `quiz_id` and `title` for each quiz.</text:p>
      <text:p text:style-name="P11">- Database queries are protected using prepared statements.</text:p>
      <text:p text:style-name="P11">- JWT authentication ensures only logged-in users can access the list.</text:p>
      <text:p text:style-name="P12">📝 Submit Quiz Answers API – Endpoint Documentation</text:p>
      <text:p text:style-name="P11"/>
      <text:p text:style-name="P11">📌 Overview <text:s/></text:p>
      <text:p text:style-name="P11">This endpoint allows users to submit their answers to a specific quiz. It validates if the questions exist for the provided quiz and checks if the answers correspond to the correct questions. If everything is valid, the attempt and answers are recorded in the database.</text:p>
      <text:p text:style-name="P11"/>
      <text:p text:style-name="P11">🔐 Authentication <text:s/></text:p>
      <text:p text:style-name="P11">Requires a valid JWT token in the `Authorization` header: <text:s/></text:p>
      <text:p text:style-name="P11">Authorization: Bearer &lt;access_token&gt;</text:p>
      <text:p text:style-name="P11"/>
      <text:p text:style-name="P11">📥 Request</text:p>
      <text:p text:style-name="P11"/>
      <text:p text:style-name="P11">Endpoint: <text:s/></text:p>
      <text:p text:style-name="P11">POST /submit-answers.php</text:p>
      <text:p text:style-name="P11"/>
      <text:p text:style-name="P11">Headers:</text:p>
      <text:p text:style-name="P11">Content-Type: application/json <text:s/></text:p>
      <text:p text:style-name="P11">Authorization: Bearer &lt;access_token&gt;</text:p>
      <text:p text:style-name="P11"/>
      <text:p text:style-name="P11">Body (JSON):</text:p>
      <text:p text:style-name="P11">{</text:p>
      <text:p text:style-name="P11"><text:s text:c="2"/>"quiz_id": 42,</text:p>
      <text:p text:style-name="P11"><text:s text:c="2"/>"answers": [</text:p>
      <text:p text:style-name="P11"><text:s text:c="4"/>{</text:p>
      <text:p text:style-name="P11"><text:s text:c="6"/>"question_id": 1,</text:p>
      <text:p text:style-name="P11"><text:s text:c="6"/>"answer": "a"</text:p>
      <text:p text:style-name="P11"><text:s text:c="4"/>},</text:p>
      <text:p text:style-name="P11"><text:s text:c="4"/>{</text:p>
      <text:p text:style-name="P11"><text:s text:c="6"/>"question_id": 2,</text:p>
      <text:p text:style-name="P11"><text:s text:c="6"/>"answer": "b"</text:p>
      <text:p text:style-name="P11"><text:s text:c="4"/>}</text:p>
      <text:p text:style-name="P11"><text:s text:c="2"/>]</text:p>
      <text:p text:style-name="P11">}</text:p>
      <text:p text:style-name="P11"/>
      <text:p text:style-name="P11">✅ Validations</text:p>
      <text:p text:style-name="P11"/>
      <text:p text:style-name="P11">- `quiz_id`: Must be a valid quiz ID.</text:p>
      <text:p text:style-name="P11">- `answers`: Must be an array of objects with `question_id` and `answer`.</text:p>
      <text:p text:style-name="P11">- `question_id` in answers must correspond to valid question IDs in the database for the provided quiz.</text:p>
      <text:p text:style-name="P11"/>
      <text:p text:style-name="P11">📤 Response (Success 200 OK)</text:p>
      <text:p text:style-name="P11"/>
      <text:p text:style-name="P11">Example JSON:</text:p>
      <text:p text:style-name="P11">{</text:p>
      <text:p text:style-name="P11"><text:s text:c="2"/>"message": "Quiz attempt recorded successfully"</text:p>
      <text:p text:style-name="P11">}</text:p>
      <text:p text:style-name="P11"/>
      <text:p text:style-name="P11">❌ Error Responses</text:p>
      <text:p text:style-name="P11"/>
      <text:p text:style-name="P11">Invalid Question IDs 400 Bad Request:</text:p>
      <text:p text:style-name="P11">{</text:p>
      <text:p text:style-name="P11"><text:s text:c="2"/>"message": "Invalid questions IDs"</text:p>
      <text:p text:style-name="P11">}</text:p>
      <text:p text:style-name="P11"/>
      <text:p text:style-name="P11">Database Error 500 Internal Server Error:</text:p>
      <text:p text:style-name="P11">{</text:p>
      <text:p text:style-name="P11"><text:s text:c="2"/>"message": "Error inserting quiz attempt: &lt;error details&gt;"</text:p>
      <text:p text:style-name="P11">}</text:p>
      <text:p text:style-name="P11"/>
      <text:p text:style-name="P11">Error Inserting Answers 500 Internal Server Error:</text:p>
      <text:p text:style-name="P11">{</text:p>
      <text:p text:style-name="P11"><text:s text:c="2"/>"message": "Error inserting answers: &lt;error details&gt;"</text:p>
      <text:p text:style-name="P11">}</text:p>
      <text:p text:style-name="P11"/>
      <text:p text:style-name="P11">🔧 Dependencies</text:p>
      <text:p text:style-name="P11"/>
      <text:p text:style-name="P11">Required:</text:p>
      <text:p text:style-name="P11">- config/config.php → Provides database connection ($conn)</text:p>
      <text:p text:style-name="P11">- verifyJwt.php → Validates JWT and populates $user</text:p>
      <text:p text:style-name="P11"/>
      <text:p text:style-name="P11"><text:soft-page-break/>Other headers:</text:p>
      <text:p text:style-name="P11">- Access-Control-Allow-Origin: *</text:p>
      <text:p text:style-name="P11">- Access-Control-Allow-Headers: Content-Type</text:p>
      <text:p text:style-name="P11">- Content-Type: application/json</text:p>
      <text:p text:style-name="P11"/>
      <text:p text:style-name="P11">💡 Notes</text:p>
      <text:p text:style-name="P11"/>
      <text:p text:style-name="P11">- Questions in the quiz are validated by their `question_id`.</text:p>
      <text:p text:style-name="P11">- Attempts and answers are inserted into `attempts` and `answers` tables.</text:p>
      <text:p text:style-name="P11">- JWT authentication ensures only authenticated users can submit answers.</text:p>
      <text:p text:style-name="P11"/>
      <text:p text:style-name="P12">📋 Get User Quiz Attempts API – Endpoint Documentation</text:p>
      <text:p text:style-name="P11"/>
      <text:p text:style-name="P11">📌 Overview <text:s/></text:p>
      <text:p text:style-name="P11">This endpoint retrieves all quiz attempts made by the authenticated user. It returns the `title` of each quiz, the `attempt_id`, and the `date` of the attempt. It is typically used to show a history of the user's attempts for each quiz.</text:p>
      <text:p text:style-name="P11"/>
      <text:p text:style-name="P11">🔐 Authentication <text:s/></text:p>
      <text:p text:style-name="P11">Requires a valid JWT token in the `Authorization` header: <text:s/></text:p>
      <text:p text:style-name="P11">Authorization: Bearer &lt;access_token&gt;</text:p>
      <text:p text:style-name="P11"/>
      <text:p text:style-name="P11">📥 Request</text:p>
      <text:p text:style-name="P11"/>
      <text:p text:style-name="P11">Endpoint: <text:s/></text:p>
      <text:p text:style-name="P11">GET /get-attempts.php</text:p>
      <text:p text:style-name="P11"/>
      <text:p text:style-name="P11">Headers:</text:p>
      <text:p text:style-name="P11">Content-Type: application/json <text:s/></text:p>
      <text:p text:style-name="P11">Authorization: Bearer &lt;access_token&gt;</text:p>
      <text:p text:style-name="P11"/>
      <text:p text:style-name="P11">📤 Response (Success 200 OK)</text:p>
      <text:p text:style-name="P11"/>
      <text:p text:style-name="P11">Example JSON:</text:p>
      <text:p text:style-name="P11">[</text:p>
      <text:p text:style-name="P11"><text:s text:c="2"/>{</text:p>
      <text:p text:style-name="P11"><text:s text:c="4"/>"title": "General Knowledge Quiz",</text:p>
      <text:p text:style-name="P11"><text:s text:c="4"/>"attempt_id": 1,</text:p>
      <text:p text:style-name="P11"><text:s text:c="4"/>"date": "2025-04-25 15:30:00"</text:p>
      <text:p text:style-name="P11"><text:s text:c="2"/>},</text:p>
      <text:p text:style-name="P11"><text:s text:c="2"/>{</text:p>
      <text:p text:style-name="P11"><text:s text:c="4"/>"title": "Science Basics",</text:p>
      <text:p text:style-name="P11"><text:s text:c="4"/>"attempt_id": 2,</text:p>
      <text:p text:style-name="P11"><text:s text:c="4"/>"date": "2025-04-26 14:00:00"</text:p>
      <text:p text:style-name="P11"><text:s text:c="2"/>}</text:p>
      <text:p text:style-name="P11">]</text:p>
      <text:p text:style-name="P11"/>
      <text:p text:style-name="P11">❌ Error Response</text:p>
      <text:p text:style-name="P11"/>
      <text:p text:style-name="P11">No Attempts Found 404 Not Found:</text:p>
      <text:p text:style-name="P11">{</text:p>
      <text:p text:style-name="P11"><text:s text:c="2"/>"message": "No attempts found"</text:p>
      <text:p text:style-name="P11">}</text:p>
      <text:p text:style-name="P11"/>
      <text:p text:style-name="P11">🔧 Dependencies</text:p>
      <text:p text:style-name="P11"/>
      <text:p text:style-name="P11">Required:</text:p>
      <text:p text:style-name="P11">- config/config.php → Provides database connection ($conn)</text:p>
      <text:p text:style-name="P11">- verifyJwt.php → Validates JWT and populates $user</text:p>
      <text:p text:style-name="P11"/>
      <text:p text:style-name="P11">Other headers:</text:p>
      <text:p text:style-name="P11">- Access-Control-Allow-Origin: *</text:p>
      <text:p text:style-name="P11">- Access-Control-Allow-Headers: Content-Type</text:p>
      <text:p text:style-name="P11">- Content-Type: application/json</text:p>
      <text:p text:style-name="P11"/>
      <text:p text:style-name="P11">💡 Notes</text:p>
      <text:p text:style-name="P11"/>
      <text:p text:style-name="P11">- This API retrieves a list of quiz attempts specific to the authenticated user.</text:p>
      <text:p text:style-name="P11">- Each attempt is linked to a quiz by `quiz_id`.</text:p>
      <text:p text:style-name="P11">- If no attempts are found for the user, a 404 response is returned.</text:p>
      <text:p text:style-name="P11">- JWT authentication ensures only the authenticated user can access their quiz attempts.</text:p>
      <text:p text:style-name="P12">📋 Get Quiz Attempt Results API – Endpoint Documentation</text:p>
      <text:p text:style-name="P11"/>
      <text:p text:style-name="P11">📌 Overview <text:s/></text:p>
      <text:p text:style-name="P11">This endpoint retrieves the results of a specific quiz attempt. It compares the user's answers to the correct answers, calculates the score, and returns the score along with the total number of questions in the quiz.</text:p>
      <text:p text:style-name="P11"/>
      <text:p text:style-name="P11">🔐 Authentication <text:s/></text:p>
      <text:p text:style-name="P11">Requires a valid JWT token in the `Authorization` header: <text:s/></text:p>
      <text:p text:style-name="P11">Authorization: Bearer &lt;access_token&gt;</text:p>
      <text:p text:style-name="P11"/>
      <text:p text:style-name="P11">📥 Request</text:p>
      <text:p text:style-name="P11"/>
      <text:p text:style-name="P11">Endpoint: <text:s/></text:p>
      <text:p text:style-name="P11">POST /get-attempt-results.php</text:p>
      <text:p text:style-name="P11"/>
      <text:p text:style-name="P11">Headers:</text:p>
      <text:p text:style-name="P11">Content-Type: application/json <text:s/></text:p>
      <text:p text:style-name="P11">Authorization: Bearer &lt;access_token&gt;</text:p>
      <text:p text:style-name="P11"/>
      <text:p text:style-name="P11">Body (JSON):</text:p>
      <text:p text:style-name="P11">{</text:p>
      <text:p text:style-name="P11"><text:s text:c="2"/>"attempt_id": 1</text:p>
      <text:p text:style-name="P11">}</text:p>
      <text:p text:style-name="P11"/>
      <text:p text:style-name="P11">📤 Response (Success 200 OK)</text:p>
      <text:p text:style-name="P11"/>
      <text:p text:style-name="P11">Example JSON:</text:p>
      <text:p text:style-name="P11">{</text:p>
      <text:p text:style-name="P11"><text:s text:c="2"/>"score": "3/5"</text:p>
      <text:p text:style-name="P11">}</text:p>
      <text:p text:style-name="P11"/>
      <text:p text:style-name="P11">❌ Error Responses</text:p>
      <text:p text:style-name="P11"/>
      <text:p text:style-name="P11">Missing Attempt ID 400 Bad Request:</text:p>
      <text:p text:style-name="P11">{</text:p>
      <text:p text:style-name="P11"><text:s text:c="2"/>"message": "Attempt ID is required"</text:p>
      <text:p text:style-name="P11">}</text:p>
      <text:p text:style-name="P11"/>
      <text:p text:style-name="P11">Attempt Not Found 404 Not Found:</text:p>
      <text:p text:style-name="P11">{</text:p>
      <text:p text:style-name="P11"><text:s text:c="2"/>"message": "Attempt not found"</text:p>
      <text:p text:style-name="P11">}</text:p>
      <text:p text:style-name="P11"/>
      <text:p text:style-name="P11">No Questions Found 404 Not Found:</text:p>
      <text:p text:style-name="P11">{</text:p>
      <text:p text:style-name="P11"><text:s text:c="2"/>"message": "No questions found for this quiz"</text:p>
      <text:p text:style-name="P11">}</text:p>
      <text:p text:style-name="P11"/>
      <text:p text:style-name="P11">🔧 Dependencies</text:p>
      <text:p text:style-name="P11"/>
      <text:p text:style-name="P11">Required:</text:p>
      <text:p text:style-name="P11">- config/config.php → Provides database connection ($conn)</text:p>
      <text:p text:style-name="P11">- verifyToken.php → Validates JWT and populates $user</text:p>
      <text:p text:style-name="P11"/>
      <text:p text:style-name="P11">Other headers:</text:p>
      <text:p text:style-name="P11">- Access-Control-Allow-Origin: *</text:p>
      <text:p text:style-name="P11">- Access-Control-Allow-Headers: Content-Type</text:p>
      <text:p text:style-name="P11">- Content-Type: application/json</text:p>
      <text:p text:style-name="P11"/>
      <text:p text:style-name="P11">💡 Notes</text:p>
      <text:p text:style-name="P11"/>
      <text:p text:style-name="P11">- The API compares user answers stored in the `anserws` table with the correct answers in the `questions` table.</text:p>
      <text:p text:style-name="P11">- The score is calculated based on the number of correct answers.</text:p>
      <text:p text:style-name="P11">- If no questions are found for the quiz, the response will return a 404 error.</text:p>
      <text:p text:style-name="P11">- JWT authentication ensures only the authenticated user can access their quiz results.</text:p>
      <text:p text:style-name="P12">📋 Get User Information API – Endpoint Documentation</text:p>
      <text:p text:style-name="P11"/>
      <text:p text:style-name="P11">📌 Overview <text:s/></text:p>
      <text:p text:style-name="P11">This endpoint retrieves information about the authenticated user, including their `user_id` and `nickname`. The user must be authenticated with a valid JWT token.</text:p>
      <text:p text:style-name="P11"/>
      <text:p text:style-name="P11">🔐 Authentication <text:s/></text:p>
      <text:p text:style-name="P11">Requires a valid JWT token in the `Authorization` header: <text:s/></text:p>
      <text:p text:style-name="P11">Authorization: Bearer &lt;access_token&gt;</text:p>
      <text:p text:style-name="P11"/>
      <text:p text:style-name="P11">📥 Request</text:p>
      <text:p text:style-name="P11"/>
      <text:p text:style-name="P11">Endpoint: <text:s/></text:p>
      <text:p text:style-name="P11">GET /get-user-info.php</text:p>
      <text:p text:style-name="P11"/>
      <text:p text:style-name="P11">Headers:</text:p>
      <text:p text:style-name="P11">Content-Type: application/json <text:s/></text:p>
      <text:p text:style-name="P11">Authorization: Bearer &lt;access_token&gt;</text:p>
      <text:p text:style-name="P11"/>
      <text:p text:style-name="P11">📤 Response (Success 200 OK)</text:p>
      <text:p text:style-name="P11"/>
      <text:p text:style-name="P11">Example JSON:</text:p>
      <text:p text:style-name="P11">{</text:p>
      <text:p text:style-name="P11"><text:s text:c="2"/>"user_id": 123,</text:p>
      <text:p text:style-name="P11"><text:s text:c="2"/>"nickname": "johndoe"</text:p>
      <text:p text:style-name="P11">}</text:p>
      <text:p text:style-name="P11"/>
      <text:p text:style-name="P11">❌ Error Responses</text:p>
      <text:p text:style-name="P11"/>
      <text:p text:style-name="P11">Unauthorized 401 Unauthorized:</text:p>
      <text:p text:style-name="P11">{</text:p>
      <text:p text:style-name="P11"><text:s text:c="2"/>"error": "Unauthorized"</text:p>
      <text:p text:style-name="P11">}</text:p>
      <text:p text:style-name="P11"/>
      <text:p text:style-name="P11">🔧 Dependencies</text:p>
      <text:p text:style-name="P11"/>
      <text:p text:style-name="P11">Required:</text:p>
      <text:p text:style-name="P11">- vendor/autoload.php → Includes the JWT library for authentication</text:p>
      <text:p text:style-name="P11">- verifyJwt.php → Verifies JWT token and provides user data</text:p>
      <text:p text:style-name="P11"/>
      <text:p text:style-name="P11">Other headers:</text:p>
      <text:p text:style-name="P11">- Access-Control-Allow-Origin: *</text:p>
      <text:p text:style-name="P11">- Access-Control-Allow-Headers: Content-Type</text:p>
      <text:p text:style-name="P11">- Content-Type: application/json</text:p>
      <text:p text:style-name="P11"/>
      <text:p text:style-name="P11">💡 Notes</text:p>
      <text:p text:style-name="P11"/>
      <text:p text:style-name="P11">- The JWT token is verified, and the user’s `user_id` and `nickname` are extracted and returned.</text:p>
      <text:p text:style-name="P11">- This endpoint is useful for confirming the user’s identity after successful login or authentic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1T14:04:46.921851441</meta:creation-date>
    <meta:generator>LibreOffice/24.2.7.2$Linux_X86_64 LibreOffice_project/420$Build-2</meta:generator>
    <dc:date>2025-05-01T23:17:00.187391123</dc:date>
    <meta:editing-duration>PT48M55S</meta:editing-duration>
    <meta:editing-cycles>31</meta:editing-cycles>
    <meta:document-statistic meta:table-count="0" meta:image-count="0" meta:object-count="0" meta:page-count="13" meta:paragraph-count="465" meta:word-count="1922" meta:character-count="13359" meta:non-whitespace-character-count="11449"/>
  </office:meta>
</office:document-meta>
</file>